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lmonte Woodgrain" svg:font-family="'Almonte Woodgra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2763" officeooo:paragraph-rsid="00172763"/>
    </style:style>
    <style:style style:name="P2" style:family="paragraph" style:parent-style-name="Standard">
      <style:paragraph-properties fo:text-align="end" style:justify-single-word="false"/>
      <style:text-properties officeooo:rsid="00172763" officeooo:paragraph-rsid="00172763"/>
    </style:style>
    <style:style style:name="P3" style:family="paragraph" style:parent-style-name="Standard">
      <style:text-properties fo:color="#3399ff" style:font-name="Almonte Woodgrain" fo:font-size="48pt" officeooo:rsid="00172763" officeooo:paragraph-rsid="00172763" style:font-size-asian="48pt" style:font-size-complex="48pt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2763" officeooo:paragraph-rsid="00172763"/>
    </style:style>
    <style:style style:name="P5" style:family="paragraph" style:parent-style-name="Standard">
      <style:paragraph-properties fo:text-align="end" style:justify-single-word="false" fo:padding="0.074cm" fo:border-left="none" fo:border-right="none" fo:border-top="none" fo:border-bottom="0.06pt solid #000000" style:join-border="false"/>
      <style:text-properties officeooo:rsid="00172763" officeooo:paragraph-rsid="001727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aille-lucas ruler</text:p>
      <text:p text:style-name="P1">Ian Wheeler (<text:a xlink:type="simple" xlink:href="mailto:ian@ianwheeler.ca" text:style-name="Internet_20_link" text:visited-style-name="Visited_20_Internet_20_Link">ian@ianwheeler.ca</text:a>)</text:p>
      <text:p text:style-name="P1"/>
      <text:p text:style-name="P1">- play with the ruler – about the ruler – about this app – links</text:p>
      <text:p text:style-name="P4"/>
      <text:p text:style-name="P5">4x5678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lmonte Woodgrain" svg:font-family="'Almonte Woodgra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2:22:29.770192146</meta:creation-date>
    <dc:date>2018-01-21T16:57:24.717040959</dc:date>
    <meta:editing-duration>PT4H19M44S</meta:editing-duration>
    <meta:editing-cycles>1</meta:editing-cycles>
    <meta:document-statistic meta:table-count="0" meta:image-count="0" meta:object-count="0" meta:page-count="1" meta:paragraph-count="4" meta:word-count="18" meta:character-count="121" meta:non-whitespace-character-count="104"/>
    <meta:generator>LibreOffice/4.3.7.2$Linux_X86_64 LibreOffice_project/430$Build-2</meta:generator>
  </office:meta>
</office:document-meta>
</file>